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 programmation C</text:p>
      <text:p text:style-name="P1"/>
      <text:p text:style-name="P2">gcc toto.c<text:tab/>compile un programme qui s'appelle a.out dans le meme repertoire que toto.c</text:p>
      <text:p text:style-name="P2">gcc -wall</text:p>
      <text:p text:style-name="P2">'A' caractere A<text:tab/><text:tab/>« A »<text:tab/>chaine de caractere A</text:p>
      <text:p text:style-name="P2">printf() doit commencer par une chaine de caractere.</text:p>
      <text:p text:style-name="P2"/>
      <text:p text:style-name="P2">Qtcréator <text:tab/><text:tab/>pour coder et tester dans la meme fenetre.</text:p>
      <text:p text:style-name="P2"/>
      <text:p text:style-name="P2">Int i, j ;<text:tab/><text:tab/><text:tab/>j/float(i) donnera un reel</text:p>
      <text:p text:style-name="P2">sizeof (variable)<text:tab/>nous donne le bombre d'octet necessaire pour stocker la variable</text:p>
      <text:p text:style-name="P2">x*y <text:tab/>idem<text:tab/>x=x*y</text:p>
      <text:p text:style-name="P2">j-=10<text:tab/>idem<text:tab/>j=j-10</text:p>
      <text:p text:style-name="P2">i=a&lt;b ? a;b <text:tab/>donne <text:tab/><text:tab/>si a&lt;b c'est a sinon c'est b</text:p>
      <text:p text:style-name="P2">make toto <text:tab/>idem gcc toto.c -o toto</text:p>
      <text:p text:style-name="P2"/>
      <text:p text:style-name="P2"><text:tab/>export CFLAGS= -wall</text:p>
      <text:p text:style-name="P2"><text:tab/><text:tab/>CFLAGS <text:s/>variable d'environnement garder jusqu'à la fermeture du shell</text:p>
      <text:p text:style-name="P2">kate editeur de texte.</text:p>
      <text:p text:style-name="P2"/>
      <text:p text:style-name="P2">printf(«  nombre %.2f \n », var)<text:tab/>ecrit la variable jusqu'à deux chiffres apres la virgule</text:p>
      <text:p text:style-name="P2"/>
      <text:p text:style-name="P2">type entier : short , int, long, long long, (char)</text:p>
      <text:p text:style-name="P2">type reel : float, double, long double</text:p>
      <text:p text:style-name="P2"/>
      <text:p text:style-name="P2">pour recopier un taleau, on utilise dans la bibliotheque string.h <text:tab/>memcpy(t1,t2,sizeof(t1)) ;</text:p>
      <text:p text:style-name="P2">int <text:s/>*p  <text:s/>et float *p1 pointe chacun vers l'adresse de leur variables respectives qui ne sont pas de même dimension. Par contre les pointeurs P et P1 sont de même dimension, le int et le float se refere aux variables correspondantes.</text:p>
      <text:p text:style-name="P2"/>
      <text:p text:style-name="P2">Makefile est un dossier qui doit etre placer dans le meme repertoire et qui sera lu a chaque compilation d'un fichier situe dans le meme repertoire. Il permet d'automatiser des regles sans qu'elle soit précisée dans chaque début de programme.</text:p>
      <text:p text:style-name="P2"/>
      <text:p text:style-name="P2">Exemple :</text:p>
      <text:p text:style-name="P2">Makefile<text:tab/>%: %.c <text:tab/>#(pas d'espace en debut)</text:p>
      <text:p text:style-name="P2"><text:tab/><text:tab/>&lt;tab&gt; gcc -Wall -o $@.c<text:tab/>#cela veut dire a chaque fois que l'on fait un gcc on enregistre le fichier binaire sous le meme nom.</text:p>
      <text:p text:style-name="P2">Ensuite on utilise la fonction make pour compiler<text:tab/>ex : make toto pour compiler make toto.c</text:p>
      <text:p text:style-name="P2"/>
      <text:p text:style-name="P2">dans la bibliotheque de math, la fonction « racine carré » c'est ; <text:tab/>sqrt()</text:p>
      <text:p text:style-name="P2"/>
      <text:p text:style-name="P2">dans Makefile, rajouter l'option gcc -lm <text:s text:c="2"/>pour lancer systematiquement include la bibli de math.h</text:p>
      <text:p text:style-name="P2">les commentaires dans le Makefile commencent par #</text:p>
      <text:p text:style-name="P2"/>
      <text:p text:style-name="P2">operations possibles sur les pointeurs : <text:tab/>p+i <text:s/><text:tab/><text:tab/>p-i<text:tab/>nouveau ponteur</text:p>
      <text:p text:style-name="P2"><text:tab/><text:tab/><text:tab/><text:tab/><text:tab/><text:tab/>p-p<text:tab/><text:tab/>donne un nombre</text:p>
      <text:p text:style-name="P2"/>
      <text:p text:style-name="P3">chaines de caracteres :</text:p>
      <text:p text:style-name="P5"><text:tab/>une chaine de caractere se termine toujours par un \0 (bad slach)</text:p>
      <text:p text:style-name="P5">strcpy<text:tab/><text:tab/>string copy, pour recopier une chaine de caractere dans une autre</text:p>
      <text:p text:style-name="P5"/>
      <text:p text:style-name="P5"><text:soft-page-break/>on ne peut pas comparer deux chaines de caracteres, il faut utiliser une fonction</text:p>
      <text:p text:style-name="P5">strcmp<text:tab/><text:tab/>string compare</text:p>
      <text:p text:style-name="P5"/>
      <text:p text:style-name="P5">pour lire une chaine de caractere avec scanf il faut mettre <text:s text:c="4"/>%s</text:p>
      <text:p text:style-name="P5">scanf(«%9s »,...) lit seulement les 9 premiers caracteres de la chaine, possibilite d 'utiliser aussi fgets.</text:p>
      <text:p text:style-name="P5">En langage C il n'y a pas de garde fou si on depasse la dimension d'un tableau.</text:p>
      <text:p text:style-name="P5"/>
      <text:p text:style-name="P5">_ _ LINE _ _ (les deux traits de chaque cote sans espace) pour indiquer la ligne du programme quand il s'execute.</text:p>
      <text:p text:style-name="P5"/>
      <text:p text:style-name="P5">Fonction Strdup<text:tab/>copie une chaine de caracteres à l'identique</text:p>
      <text:p text:style-name="P6"/>
      <text:p text:style-name="P4">exo 5.6 avec mikefile et bibliotheque perso.</text:p>
      <text:p text:style-name="P5">Ana.c et palin.c contiennent les definitions des fonctions avec #inlude « mylib » entre guillemets car elle se trouve dans le meme repertoire.</text:p>
      <text:p text:style-name="P5">Ana.h et palin.h contiennent juste les declarations de fonctions avec aussi include mylib.</text:p>
      <text:p text:style-name="P5">Mainana.c et mainpalin.c contiennent chacun le main() qui utilise la fonction correspondante.</text:p>
      <text:p text:style-name="P5">Mylib.h contient les deux declarations de fonctions.Ce fichier va permettre de créer la bibliotheque mylib.a</text:p>
      <text:p text:style-name="P5">le makefile va permettre de compiler en plusieurs etapes tous ces fichiers pour terminer par créer les fichiers binaires. On utilisera la fonction make.</text:p>
      <text:p text:style-name="P5">En premier on va créer la bibliotheque :<text:tab/>make mylib.a</text:p>
      <text:p text:style-name="P5">ensuite on pourra generer :<text:tab/><text:tab/>make palin<text:tab/><text:tab/>make ana</text:p>
      <text:p text:style-name="P5">ensuite on peut si tout c'est bien passé executer ses fichiers :<text:tab/>./palin<text:tab/><text:tab/>./ana</text:p>
      <text:p text:style-name="P5"><text:span text:style-name="T1">remarques </text:span>:</text:p>
      <text:p text:style-name="P5">pour generer les binaires comme palin, cela se fait a partir du mainpalin.o</text:p>
      <text:p text:style-name="P5">pour generer les .o comme mainpalin.o, cela se fait a partir du mainpalin.c</text:p>
      <text:p text:style-name="P5">pour créer la bibliotheque libmylib.a, cela se fait avec palin.o et ana.o</text:p>
      <text:p text:style-name="P5">il reste a preciser a chaque fois que necessaire l'option -lmylib,</text:p>
      <text:p text:style-name="P5">et aussi -lreadline pour la fonction readline qui fait partie de cette bibliotheque. </text:p>
      <text:p text:style-name="P5">palin: mainpalin.o </text:p>
      <text:p text:style-name="P3">makefile</text:p>
      <text:p text:style-name="P5"><text:tab/>gcc -o palin mainpalin.o -L. -lmylib -lreadline </text:p>
      <text:p text:style-name="P5">mainpalin.o: mainpalin.c </text:p>
      <text:p text:style-name="P5"><text:tab/>gcc -c -Wall mainpalin.c </text:p>
      <text:p text:style-name="P5">ana: mainana.o </text:p>
      <text:p text:style-name="P5"><text:tab/>gcc -o ana mainana.o -L. -lmylib -lreadline </text:p>
      <text:p text:style-name="P5">mainana.o: mainana.c </text:p>
      <text:p text:style-name="P5"><text:tab/>gcc -c -Wall mainana.c </text:p>
      <text:p text:style-name="P5">bmylib.a: palin.o ana.o </text:p>
      <text:p text:style-name="P5"><text:tab/>ar -rs libmylib.a palin.o ana.o </text:p>
      <text:p text:style-name="P5">palin.o: palin.c mylib.h </text:p>
      <text:p text:style-name="P5"><text:tab/>gcc -c -Wall palin.c </text:p>
      <text:p text:style-name="P5">ana.o: ana.c mylib.h </text:p>
      <text:p text:style-name="P7"><text:tab/>gcc -c -Wall ana.c </text:p>
      <text:p text:style-name="P3"/>
      <text:p text:style-name="P3"/>
      <text:p text:style-name="P3">lundi 8 octobre 2012</text:p>
      <text:p text:style-name="P5"><text:s/>int *ptr[10]<text:tab/>tableau de 10 pointeurs d'entiers</text:p>
      <text:p text:style-name="P5">int (*ptr) [10]<text:tab/>définit un pointeur qui pointe vers un tableau de 10 entiers</text:p>
      <text:p text:style-name="P5">pour qu'une fonction n'est pas de parametre,il faut mettre VOID entre les parentheses.</text:p>
      <text:p text:style-name="P3"><text:soft-page-break/>Lundi 15 octobre 2012</text:p>
      <text:p text:style-name="P10"><text:span text:style-name="T2">char ** tab <text:tab/></text:span><text:span text:style-name="T3">même chose que<text:tab/><text:tab/></text:span><text:span text:style-name="T2">char * tab[]</text:span></text:p>
      <text:p text:style-name="P10"><text:span text:style-name="T2">tab[i]<text:tab/><text:tab/><text:tab/></text:span><text:span text:style-name="T3">même chose que <text:tab/><text:tab/></text:span><text:span text:style-name="T2">*(tab + i)</text:span></text:p>
      <text:p text:style-name="P10"><text:span text:style-name="T2"/></text:p>
      <text:p text:style-name="P10"><text:span text:style-name="T2">cat /etc/passwd<text:tab/></text:span><text:span text:style-name="T3">pourvoir les passwd des differents utilisateurs</text:span></text:p>
      <text:p text:style-name="P10"><text:span text:style-name="T2">sudo cat /etc/shadow<text:tab/></text:span><text:span text:style-name="T3">pour voir les passwd cryptés des differents utilisateurs</text:span></text:p>
      <text:p text:style-name="P10"><text:span text:style-name="T2">cat /etc/group<text:tab/></text:span><text:span text:style-name="T3">pour voir les groupes d'utilisateurs</text:span></text:p>
      <text:p text:style-name="P10"><text:span text:style-name="T2">chgr<text:tab/><text:tab/></text:span><text:span text:style-name="T3">pour changer l'aacès à un fichier pour un groupe</text:span></text:p>
      <text:p text:style-name="P10"><text:span text:style-name="T2">vipw</text:span><text:span text:style-name="T3"><text:tab/><text:tab/>à voir ?</text:span></text:p>
      <text:p text:style-name="P10"><text:span text:style-name="T2">Vigr</text:span><text:span text:style-name="T3"><text:tab/><text:tab/>à voir 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14T09:08:31</meta:creation-date>
    <meta:generator>LibreOffice/3.5$Linux_x86 LibreOffice_project/350m1$Build-2</meta:generator>
    <dc:date>2012-10-15T22:59:21</dc:date>
    <dc:creator>Compte etudiant</dc:creator>
    <meta:editing-duration>PT3H10M52S</meta:editing-duration>
    <meta:editing-cycles>10</meta:editing-cycles>
    <meta:document-statistic meta:table-count="0" meta:image-count="0" meta:object-count="0" meta:page-count="3" meta:paragraph-count="83" meta:word-count="798" meta:character-count="4807" meta:non-whitespace-character-count="4014"/>
  </office:meta>
</office:document-meta>
</file>